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8.5pt" fo:language="en" fo:country="US" officeooo:rsid="00188bcf" officeooo:paragraph-rsid="00188bcf" style:font-size-asian="18.5pt" style:font-size-complex="18.5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8.5pt" fo:language="en" fo:country="US" officeooo:rsid="00188bcf" officeooo:paragraph-rsid="00188bcf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officeooo:paragraph-rsid="00188bcf"/>
    </style:style>
    <style:style style:name="P4" style:family="paragraph" style:parent-style-name="Standard">
      <style:paragraph-properties fo:text-align="justify" style:justify-single-word="false"/>
      <style:text-properties officeooo:paragraph-rsid="001932ca"/>
    </style:style>
    <style:style style:name="P5" style:family="paragraph" style:parent-style-name="Standard">
      <style:paragraph-properties fo:text-align="justify" style:justify-single-word="false"/>
      <style:text-properties officeooo:rsid="001aaa9c" officeooo:paragraph-rsid="001aaa9c"/>
    </style:style>
    <style:style style:name="T1" style:family="text">
      <style:text-properties style:text-position="super 58%" style:font-name="Liberation Serif" fo:font-size="12pt" fo:language="en" fo:country="US" officeooo:rsid="00188bcf" style:font-size-asian="12pt" style:font-size-complex="12pt"/>
    </style:style>
    <style:style style:name="T2" style:family="text">
      <style:text-properties style:font-name="Liberation Serif" fo:font-size="12pt" fo:language="en" fo:country="US" style:font-size-asian="12pt" style:font-size-complex="12pt"/>
    </style:style>
    <style:style style:name="T3" style:family="text">
      <style:text-properties style:font-name="Liberation Serif" fo:font-size="12pt" fo:language="en" fo:country="US" officeooo:rsid="00188bcf" style:font-size-asian="12pt" style:font-size-complex="12pt"/>
    </style:style>
    <style:style style:name="T4" style:family="text">
      <style:text-properties style:font-name="Liberation Serif" fo:font-size="12pt" fo:language="en" fo:country="US" officeooo:rsid="001932ca" style:font-size-asian="12pt" style:font-size-complex="12pt"/>
    </style:style>
    <style:style style:name="T5" style:family="text">
      <style:text-properties style:font-name="Liberation Serif" fo:font-size="12pt" fo:language="en" fo:country="US" officeooo:rsid="001aaa9c" style:font-size-asian="12pt" style:font-size-complex="12pt"/>
    </style:style>
    <style:style style:name="T6" style:family="text">
      <style:text-properties style:font-name="Liberation Serif" fo:font-size="12pt" fo:language="en" fo:country="US" officeooo:rsid="001c8be7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Impact of Technologies in the Interpersonal relations</text:p>
      <text:p text:style-name="P1"/>
      <text:p text:style-name="P3"><text:span text:style-name="T3">In the 21</text:span><text:span text:style-name="T1">st</text:span><text:span text:style-name="T3"> century the innovation in technologies </text:span><text:span text:style-name="T4">is quickly than ever, and this has a lot of all kinds of impacts in our interpersonal relations. Because of that is necessary re-adapt ourselves for deal with that.</text:span></text:p>
      <text:p text:style-name="P3"><text:span text:style-name="T4"/></text:p>
      <text:p text:style-name="P4"><text:span text:style-name="T4">All peoples have good stories about that, if I need to say the most funny situation that happened with my friends I choose the classical of </text:span><text:span text:style-name="T5">the microphone on in the wrong time. In reality this happen more times than expected, but in the wrong time and if what is said is strange is simply a laugh guaranteed.</text:span></text:p>
      <text:p text:style-name="P4"><text:span text:style-name="T5"/></text:p>
      <text:p text:style-name="P5"><text:span text:style-name="T2">Just imagine in a common class with only the “sor” talking and every one paying attention, when nobody expected, someone say “Mãe tem pão?”. Our luck was that our microphones </text:span><text:span text:style-name="T6">were of, so she can’t listen our laug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6T17:10:58.107071228</meta:creation-date>
    <dc:date>2022-03-06T18:02:11.036712648</dc:date>
    <meta:editing-duration>PT7M35S</meta:editing-duration>
    <meta:editing-cycles>1</meta:editing-cycles>
    <meta:document-statistic meta:table-count="0" meta:image-count="0" meta:object-count="0" meta:page-count="1" meta:paragraph-count="4" meta:word-count="141" meta:character-count="794" meta:non-whitespace-character-count="657"/>
    <meta:generator>LibreOffice/7.2.5.2.0$Linux_X86_64 LibreOffice_project/20$Build-2</meta:generator>
  </office:meta>
</office:document-meta>
</file>